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row>
        <munder>
          <mo stretchy="false">∫</mo>
          <mi>F</mi>
        </munder>
        <mstyle mathvariant="bold">
          <mi>j</mi>
        </mstyle>
      </mrow>
      <mrow>
        <mspace width="0.5em"/>
        <mo stretchy="false">⋅</mo>
        <mspace width="0.5em"/>
      </mrow>
      <mtext>d</mtext>
      <mi>f</mi>
    </mrow>
    <annotation encoding="StarMath 5.0">I `=` int from F bold j ` cdot ` "d"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55:53.893000000</meta:creation-date>
    <meta:generator>LibreOffice/4.2.4.2$Windows_x86 LibreOffice_project/63150712c6d317d27ce2db16eb94c2f3d7b699f8</meta:generator>
  </office:meta>
</office:document-meta>
</file>